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eterInfo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eterInfo.Parameter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nfo.ParameterInfo( String name , String type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meterInfo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eterInfo.createParameter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ameterInf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meterInfo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ter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